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OleObj12" manifest:media-type="application/octet-stream"/>
  <manifest:file-entry manifest:full-path="OleObj13" manifest:media-type="application/octet-stream"/>
  <manifest:file-entry manifest:full-path="OleObj14" manifest:media-type="application/octet-stream"/>
  <manifest:file-entry manifest:full-path="OleObj15" manifest:media-type="application/octet-stream"/>
  <manifest:file-entry manifest:full-path="OleObj16" manifest:media-type="application/octet-stream"/>
  <manifest:file-entry manifest:full-path="OleObj17" manifest:media-type="application/octet-stream"/>
  <manifest:file-entry manifest:full-path="OleObj18" manifest:media-type="application/octet-stream"/>
  <manifest:file-entry manifest:full-path="OleObj19" manifest:media-type="application/octet-stream"/>
  <manifest:file-entry manifest:full-path="OleObj20" manifest:media-type="application/octet-stream"/>
  <manifest:file-entry manifest:full-path="OleObj2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6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bold" style:text-underline-mode="continuous" style:text-underline-type="single" style:text-underline-style="solid" style:text-underline-width="normal" fo:font-family="'Cambria Math'" style:font-family-asian="'Cambria Math'" style:font-family-complex="'Cambria Math'" fo:background-color="transparent" style:use-window-font-color="true"/>
    </style:style>
    <style:style style:name="T11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6.00pt" fo:font-weight="bold" style:text-underline-mode="continuous" style:text-underline-type="single" style:text-underline-style="solid" style:text-underline-width="normal" fo:font-family="'Cambria Math'" style:font-family-asian="'Cambria Math'" style:font-family-complex="'Cambria Math'" fo:background-color="transparent" style:use-window-font-color="true"/>
    </style:style>
    <style:style style:name="T38" style:family="text">
      <style:text-properties fo:font-size="16.00pt" fo:font-weight="bold" style:text-underline-mode="continuous" style:text-underline-type="single" style:text-underline-style="solid" style:text-underline-width="normal" fo:font-family="'Cambria Math'" style:font-family-asian="'Cambria Math'" style:font-family-complex="'Cambria Math'" fo:background-color="transparent" style:use-window-font-color="true"/>
    </style:style>
    <style:style style:name="T39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4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bold" fo:font-family="'Cambria Math'" style:font-family-asian="'Cambria Math'" style:font-family-complex="'Cambria Math'" fo:background-color="transparent" style:use-window-font-color="true"/>
    </style:style>
    <style:style style:name="T4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6.00pt" fo:font-weight="bold" style:text-underline-mode="continuous" style:text-underline-type="single" style:text-underline-style="solid" style:text-underline-width="normal" fo:font-family="'Cambria Math'" style:font-family-asian="'Cambria Math'" style:font-family-complex="'Cambria Math'" fo:background-color="transparent" style:use-window-font-color="true"/>
    </style:style>
    <style:style style:name="T45" style:family="text">
      <style:text-properties fo:font-size="16.00pt" fo:font-weight="bold" style:text-underline-mode="continuous" style:text-underline-type="single" style:text-underline-style="solid" style:text-underline-width="normal" fo:font-family="'Cambria Math'" style:font-family-asian="'Cambria Math'" style:font-family-complex="'Cambria Math'" fo:background-color="transparent" style:use-window-font-color="true"/>
    </style:style>
    <style:style style:name="T46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4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bold" fo:font-family="'Cambria Math'" style:font-family-asian="'Cambria Math'" style:font-family-complex="'Cambria Math'" fo:background-color="transparent" style:use-window-font-color="true"/>
    </style:style>
    <style:style style:name="T49" style:family="text">
      <style:text-properties fo:font-size="11.00pt" fo:font-weight="bold" fo:font-family="'Cambria Math'" style:font-family-asian="'Cambria Math'" style:font-family-complex="'Cambria Math'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6.00pt" fo:font-weight="bold" style:text-underline-mode="continuous" style:text-underline-type="single" style:text-underline-style="solid" style:text-underline-width="normal" fo:font-family="'Cambria Math'" style:font-family-asian="'Cambria Math'" style:font-family-complex="'Cambria Math'" fo:background-color="transparent" style:use-window-font-color="true"/>
    </style:style>
    <style:style style:name="T52" style:family="text">
      <style:text-properties fo:font-size="16.00pt" fo:font-weight="bold" style:text-underline-mode="continuous" style:text-underline-type="single" style:text-underline-style="solid" style:text-underline-width="normal" fo:font-family="'Cambria Math'" style:font-family-asian="'Cambria Math'" style:font-family-complex="'Cambria Math'" fo:background-color="transparent" style:use-window-font-color="true"/>
    </style:style>
    <style:style style:name="T53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54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55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6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6.00pt" fo:font-weight="bold" style:text-underline-mode="continuous" style:text-underline-type="single" style:text-underline-style="solid" style:text-underline-width="normal" fo:font-family="'Cambria Math'" style:font-family-asian="'Cambria Math'" style:font-family-complex="'Cambria Math'" fo:background-color="transparent" style:use-window-font-color="true"/>
    </style:style>
    <style:style style:name="T59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60" style:family="text">
      <style:text-properties fo:font-size="16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6.00pt" fo:font-weight="bold" style:text-underline-mode="continuous" style:text-underline-type="single" style:text-underline-style="solid" style:text-underline-width="normal" fo:font-family="'Cambria Math'" style:font-family-asian="'Cambria Math'" style:font-family-complex="'Cambria Math'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6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6.00pt" fo:font-weight="bold" style:text-underline-mode="continuous" style:text-underline-type="single" style:text-underline-style="solid" style:text-underline-width="normal" fo:font-family="'Cambria Math'" style:font-family-asian="'Cambria Math'" style:font-family-complex="'Cambria Math'" fo:background-color="transparent" style:use-window-font-color="true"/>
    </style:style>
    <style:style style:name="T71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72" style:family="text">
      <style:text-properties fo:font-size="16.00pt" fo:font-weight="bold" style:text-underline-mode="continuous" style:text-underline-type="single" style:text-underline-style="solid" style:text-underline-width="normal" fo:font-family="'Cambria Math'" style:font-family-asian="'Cambria Math'" style:font-family-complex="'Cambria Math'" fo:background-color="transparent" style:use-window-font-color="true"/>
    </style:style>
    <style:style style:name="T7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7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7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79" style:family="text">
      <style:text-properties fo:font-size="16.00pt" fo:font-weight="bold" style:text-underline-mode="continuous" style:text-underline-type="single" style:text-underline-style="solid" style:text-underline-width="normal" fo:font-family="'Cambria Math'" style:font-family-asian="'Cambria Math'" style:font-family-complex="'Cambria Math'" fo:background-color="transparent" style:use-window-font-color="true"/>
    </style:style>
    <style:style style:name="T8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8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8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83" style:family="text">
      <style:text-properties fo:font-size="16.00pt" fo:font-weight="bold" style:text-underline-mode="continuous" style:text-underline-type="single" style:text-underline-style="solid" style:text-underline-width="normal" fo:font-family="'Cambria Math'" style:font-family-asian="'Cambria Math'" style:font-family-complex="'Cambria Math'" fo:background-color="transparent" style:use-window-font-color="true"/>
    </style:style>
    <style:style style:name="T84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85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86" style:family="text">
      <style:text-properties fo:font-size="16.00pt" fo:font-weight="bold" style:text-underline-mode="continuous" style:text-underline-type="single" style:text-underline-style="solid" style:text-underline-width="normal" fo:font-family="'Cambria Math'" style:font-family-asian="'Cambria Math'" style:font-family-complex="'Cambria Math'" fo:background-color="transparent" style:use-window-font-color="true"/>
    </style:style>
    <style:style style:name="T87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88" style:family="text">
      <style:text-properties fo:font-size="16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6.00pt" fo:font-weight="bold" style:text-underline-mode="continuous" style:text-underline-type="single" style:text-underline-style="solid" style:text-underline-width="normal" fo:font-family="'Cambria Math'" style:font-family-asian="'Cambria Math'" style:font-family-complex="'Cambria Math'" fo:background-color="transparent" style:use-window-font-color="true"/>
    </style:style>
    <style:style style:name="T90" style:family="text">
      <style:text-properties fo:font-size="16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93" style:family="text">
      <style:text-properties fo:font-size="16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6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6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6.00pt" fo:font-weight="bold" style:text-underline-mode="continuous" style:text-underline-type="single" style:text-underline-style="solid" style:text-underline-width="normal" fo:font-family="'Cambria Math'" style:font-family-asian="'Cambria Math'" style:font-family-complex="'Cambria Math'" fo:background-color="transparent" style:use-window-font-color="true"/>
    </style:style>
    <style:style style:name="T97" style:family="text">
      <style:text-properties fo:font-size="16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6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0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0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0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0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6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64" style:family="text">
      <style:text-properties fo:font-size="16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6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6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6.00pt" fo:font-weight="bold" style:text-underline-mode="continuous" style:text-underline-type="single" style:text-underline-style="solid" style:text-underline-width="normal" fo:font-family="'Cambria Math'" style:font-family-asian="'Cambria Math'" style:font-family-complex="'Cambria Math'" fo:background-color="transparent" style:use-window-font-color="true"/>
    </style:style>
    <style:style style:name="T168" style:family="text">
      <style:text-properties fo:font-size="16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6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7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8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8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6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6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6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6.00pt" fo:font-weight="bold" style:text-underline-mode="continuous" style:text-underline-type="single" style:text-underline-style="solid" style:text-underline-width="normal" fo:font-family="'Cambria Math'" style:font-family-asian="'Cambria Math'" style:font-family-complex="'Cambria Math'" fo:background-color="transparent" style:use-window-font-color="true"/>
    </style:style>
    <style:style style:name="T187" style:family="text">
      <style:text-properties fo:font-size="16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6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6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6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6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6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6.00pt" fo:font-weight="bold" style:text-underline-mode="continuous" style:text-underline-type="single" style:text-underline-style="solid" style:text-underline-width="normal" fo:font-family="'Cambria Math'" style:font-family-asian="'Cambria Math'" style:font-family-complex="'Cambria Math'" fo:background-color="transparent" style:use-window-font-color="true"/>
    </style:style>
    <style:style style:name="T195" style:family="text">
      <style:text-properties fo:font-size="16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6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6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20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20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20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20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20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2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6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13" style:family="text">
      <style:text-properties fo:font-size="16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6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15" style:family="text">
      <style:text-properties fo:font-size="16.00pt" fo:font-weight="bold" style:text-underline-mode="continuous" style:text-underline-type="single" style:text-underline-style="solid" style:text-underline-width="normal" fo:font-family="'Cambria Math'" style:font-family-asian="'Cambria Math'" style:font-family-complex="'Cambria Math'" fo:background-color="transparent" style:use-window-font-color="true"/>
    </style:style>
    <style:style style:name="T216" style:family="text">
      <style:text-properties fo:font-size="16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17" style:family="text">
      <style:text-properties fo:font-size="16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9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2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lef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15.00%" fo:text-align="left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15.00%" fo:text-align="left"/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15.00%" fo:text-align="left"/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15.00%" fo:text-align="left"/>
    </style:style>
  </office:automatic-styles>
  <office:body>
    <office:text>
      <text:p text:style-name="P1"><text:span text:style-name="T1">OverTheWire Bandit Level 0-20</text:span></text:p>
      <text:p text:style-name="P1"><text:span text:style-name="T2"/></text:p>
      <text:p text:style-name="P2"><text:span text:style-name="T3">Level 0: Initial Access</text:span></text:p>
      <text:p text:style-name="P3"><text:span text:style-name="T4">Open a terminal and run</text:span><text:span text:style-name="T5">:</text:span></text:p>
      <text:p text:style-name="P3"><text:span text:style-name="T5">ssh bandit0@bandit.labs.overthewire.org -p 2220</text:span></text:p>
      <text:p text:style-name="P3"><text:span text:style-name="T6">After executing the command, the terminal will prompt for a password. Enter:</text:span></text:p>
      <text:p text:style-name="P3"><text:span text:style-name="T7">bandit0</text:span></text:p>
      <text:p text:style-name="P4"><draw:frame text:anchor-type="as-char" svg:width="152.40mm" svg:height="158.75mm" style:rel-width="scale" style:rel-height="scale"><draw:object-ole xlink:href="OleObj1"/><draw:image xlink:href="ObjectReplacements/OleObj1"/></draw:frame><text:span text:style-name="T8"/></text:p>
      <text:p text:style-name="P5"><text:span text:style-name="T8"/></text:p>
      <text:p text:style-name="P5"><text:span text:style-name="T8"/></text:p>
      <text:p text:style-name="P5"><text:span text:style-name="T9">Level 0<text:s/></text:span><text:span text:style-name="T10">→</text:span><text:span text:style-name="T11"><text:s/>1</text:span></text:p>
      <text:p text:style-name="P5"><text:span text:style-name="T12">Once</text:span><text:span text:style-name="T13"><text:s/></text:span><text:span text:style-name="T14">logged</text:span><text:span text:style-name="T15"><text:s/></text:span><text:span text:style-name="T16">in</text:span><text:span text:style-name="T17">,<text:s/></text:span><text:span text:style-name="T18">read</text:span><text:span text:style-name="T19"><text:s/></text:span><text:span text:style-name="T20">the</text:span><text:span text:style-name="T21"><text:s/></text:span><text:span text:style-name="T22">instructions</text:span><text:span text:style-name="T23"><text:s/></text:span><text:span text:style-name="T24">for</text:span><text:span text:style-name="T25"><text:s/></text:span><text:span text:style-name="T26">Level</text:span><text:span text:style-name="T27"><text:s/></text:span><text:span text:style-name="T28">1</text:span><text:span text:style-name="T29">.<text:s/></text:span><text:span text:style-name="T30">You</text:span><text:span text:style-name="T31"><text:s/></text:span><text:span text:style-name="T32">can</text:span><text:span text:style-name="T33"><text:s/></text:span><text:span text:style-name="T34">use</text:span><text:span text:style-name="T35">:</text:span></text:p>
      <text:p text:style-name="P5"><text:span text:style-name="T35">ls</text:span></text:p>
      <text:p text:style-name="P5"><text:span text:style-name="T35">Open and read the contents of the README file</text:span></text:p>
      <text:p text:style-name="P5"><text:span text:style-name="T35">cat readme</text:span></text:p>
      <text:p text:style-name="P5"><text:span text:style-name="T35">Note the password displayed</text:span></text:p>
      <text:p text:style-name="P6"><draw:frame text:anchor-type="as-char" svg:width="152.40mm" svg:height="161.66mm" style:rel-width="scale" style:rel-height="scale"><draw:object-ole xlink:href="OleObj2"/><draw:image xlink:href="ObjectReplacements/OleObj2"/></draw:frame><text:span text:style-name="T36"/></text:p>
      <text:p text:style-name="P6"><text:span text:style-name="T36"/></text:p>
      <text:p text:style-name="P6"><text:span text:style-name="T37">Bandit Level 1<text:s/></text:span><text:span text:style-name="T38">→ Level 2</text:span></text:p>
      <text:p text:style-name="P6"><text:span text:style-name="T39">1.Connect via SSH</text:span></text:p>
      <text:p text:style-name="P7"><text:span text:style-name="T40">ssh bandit1@bandit.labs.overthewire.org -p 2220</text:span></text:p>
      <text:p text:style-name="P7"><text:span text:style-name="T40">Password: (Use the password obtained from readme in Level 0<text:s/></text:span><text:span text:style-name="T41">→ 1.)</text:span></text:p>
      <text:p text:style-name="P7"><text:span text:style-name="T42">List files in the home directory:ls -la</text:span></text:p>
      <text:p text:style-name="P7"><text:span text:style-name="T42">Read the file using cat: cat ./-</text:span></text:p>
      <text:p text:style-name="P8"><draw:frame text:anchor-type="as-char" svg:width="152.40mm" svg:height="155.58mm" style:rel-width="scale" style:rel-height="scale"><draw:object-ole xlink:href="OleObj3"/><draw:image xlink:href="ObjectReplacements/OleObj3"/></draw:frame><text:span text:style-name="T43"/></text:p>
      <text:p text:style-name="P8"><text:span text:style-name="T43"/></text:p>
      <text:p text:style-name="P8"><text:span text:style-name="T44">Bandit Level 2<text:s/></text:span><text:span text:style-name="T45">→ Level 3</text:span></text:p>
      <text:p text:style-name="P9"><text:span text:style-name="T46">Connect via SSH:</text:span></text:p>
      <text:p text:style-name="P9"><text:span text:style-name="T47">Password: (Use the password obtained from readme in Level 1<text:s/></text:span><text:span text:style-name="T48">→2.)</text:span></text:p>
      <text:p text:style-name="P9"><text:span text:style-name="T49">ls -la</text:span></text:p>
      <text:p text:style-name="P9"><text:span text:style-name="T49">cat "spaces in this filename"</text:span></text:p>
      <text:p text:style-name="P10"><draw:frame text:anchor-type="as-char" svg:width="152.40mm" svg:height="157.43mm" style:rel-width="scale" style:rel-height="scale"><draw:object-ole xlink:href="OleObj4"/><draw:image xlink:href="ObjectReplacements/OleObj4"/></draw:frame><text:span text:style-name="T50"/></text:p>
      <text:p text:style-name="P10"><text:span text:style-name="T50"/></text:p>
      <text:p text:style-name="P10"><text:span text:style-name="T51">Bandit Level 3<text:s/></text:span><text:span text:style-name="T52">→ Level 4</text:span></text:p>
      <text:p text:style-name="P10"><text:span text:style-name="T53">Connect via SSH:</text:span></text:p>
      <text:p text:style-name="P10"><text:span text:style-name="T53">(Use the password obtained from Level 2<text:s/></text:span><text:span text:style-name="T54">→ 3.)</text:span></text:p>
      <text:p text:style-name="P10"><text:span text:style-name="T55">cd inhere</text:span></text:p>
      <text:p text:style-name="P10"><text:span text:style-name="T55">ls -la</text:span></text:p>
      <text:p text:style-name="P10"><text:span text:style-name="T55">cat ...Hiding-From-You</text:span></text:p>
      <text:p text:style-name="P10"><draw:frame text:anchor-type="as-char" svg:width="152.40mm" svg:height="156.90mm" style:rel-width="scale" style:rel-height="scale"><draw:object-ole xlink:href="OleObj5"/><draw:image xlink:href="ObjectReplacements/OleObj5"/></draw:frame><text:span text:style-name="T56"/></text:p>
      <text:p text:style-name="P10"><text:span text:style-name="T57"/></text:p>
      <text:p text:style-name="P10"><text:span text:style-name="T57">Bandit Level 4<text:s/></text:span><text:span text:style-name="T58">→ Level 5</text:span></text:p>
      <text:p text:style-name="P10"><text:span text:style-name="T59">Connect via SSH:</text:span></text:p>
      <text:p text:style-name="P10"><text:span text:style-name="T59">Use the password obtained from Level 3 → 4.)</text:span></text:p>
      <text:p text:style-name="P10"><text:span text:style-name="T59">cd inhere</text:span></text:p>
      <text:p text:style-name="P10"><text:span text:style-name="T59">cat ./-file07</text:span></text:p>
      <text:p text:style-name="P10"><draw:frame text:anchor-type="as-char" svg:width="152.40mm" svg:height="158.75mm" style:rel-width="scale" style:rel-height="scale"><draw:object-ole xlink:href="OleObj6"/><draw:image xlink:href="ObjectReplacements/OleObj6"/></draw:frame><text:span text:style-name="T59"/></text:p>
      <text:p text:style-name="P10"><text:span text:style-name="T59"/></text:p>
      <text:p text:style-name="P10"><text:span text:style-name="T60">Bandit Level 5<text:s/></text:span><text:span text:style-name="T61">→ Level 6</text:span><text:span text:style-name="T62"/></text:p>
      <text:p text:style-name="P10"><text:span text:style-name="T62">Connect</text:span><text:span text:style-name="T63"><text:s/></text:span><text:span text:style-name="T64">via</text:span><text:span text:style-name="T65"><text:s/></text:span><text:span text:style-name="T66">SSH</text:span><text:span text:style-name="T67">:</text:span></text:p>
      <text:p text:style-name="P10"><text:span text:style-name="T67">find inhere -type f -size 1033c ! -executable</text:span></text:p>
      <text:p text:style-name="P10"><text:span text:style-name="T67">cat inhere/maybehere07/.file2</text:span></text:p>
      <text:p text:style-name="P10"><draw:frame text:anchor-type="as-char" svg:width="152.40mm" svg:height="158.75mm" style:rel-width="scale" style:rel-height="scale"><draw:object-ole xlink:href="OleObj7"/><draw:image xlink:href="ObjectReplacements/OleObj7"/></draw:frame><text:span text:style-name="T67"/></text:p>
      <text:p text:style-name="P10"><text:span text:style-name="T68"/></text:p>
      <text:p text:style-name="P10"><text:span text:style-name="T69">Bandit Level 6<text:s/></text:span><text:span text:style-name="T70">→ Level 7</text:span><text:span text:style-name="T71"/></text:p>
      <text:p text:style-name="P10"><text:span text:style-name="T71">Connect via SSH:</text:span></text:p>
      <text:p text:style-name="P10"><text:span text:style-name="T71">ssh bandit6@bandit.labs.overthewire.org -p 2220</text:span></text:p>
      <text:p text:style-name="P10"><text:span text:style-name="T71">find / -type f -user bandit7 -group bandit6 -size 33c 2&gt;/dev/null</text:span></text:p>
      <text:p text:style-name="P10"><text:span text:style-name="T71"><text:s/>cat /var/lib/dpkg/info/bandit7.password</text:span></text:p>
      <text:p text:style-name="P10"><draw:frame text:anchor-type="as-char" svg:width="152.40mm" svg:height="156.10mm" style:rel-width="scale" style:rel-height="scale"><draw:object-ole xlink:href="OleObj8"/><draw:image xlink:href="ObjectReplacements/OleObj8"/></draw:frame><text:span text:style-name="T71"/></text:p>
      <text:p text:style-name="P10"><text:span text:style-name="T72">Bandit Level 7 → Level 8</text:span><text:span text:style-name="T73"/></text:p>
      <text:p text:style-name="P10"><text:span text:style-name="T73">Connect</text:span><text:span text:style-name="T74"><text:s/></text:span><text:span text:style-name="T75">via</text:span><text:span text:style-name="T76"><text:s/></text:span><text:span text:style-name="T77">SSH</text:span><text:span text:style-name="T78">:</text:span></text:p>
      <text:p text:style-name="P10"><text:span text:style-name="T78">ssh bandit7@bandit.labs.overthewire.org -p 2220</text:span></text:p>
      <text:p text:style-name="P10"><text:span text:style-name="T78">(Use the password obtained from Level 6 → 7.)</text:span></text:p>
      <text:p text:style-name="P10"><text:span text:style-name="T78">grep "millionth" data.txt</text:span></text:p>
      <text:p text:style-name="P10"><draw:frame text:anchor-type="as-char" svg:width="152.40mm" svg:height="49.21mm" style:rel-width="scale" style:rel-height="scale"><draw:object-ole xlink:href="OleObj9"/><draw:image xlink:href="ObjectReplacements/OleObj9"/></draw:frame><text:span text:style-name="T79"/></text:p>
      <text:p text:style-name="P10"><text:span text:style-name="T79"/></text:p>
      <text:p text:style-name="P10"><text:span text:style-name="T79">Bandit Level 8 → Level 9</text:span><text:span text:style-name="T80"/></text:p>
      <text:p text:style-name="P10"><text:span text:style-name="T80">Connect via SSH</text:span></text:p>
      <text:p text:style-name="P10"><text:span text:style-name="T80"><text:tab/>ssh bandit8@bandit.labs.overthewire.org -p 2220</text:span></text:p>
      <text:p text:style-name="P10"><text:span text:style-name="T80">(Use the password obtained from Level 7 → 8.)</text:span></text:p>
      <text:p text:style-name="P10"><text:span text:style-name="T80">sort data.txt | uniq -u</text:span></text:p>
      <text:p text:style-name="P10"><draw:frame text:anchor-type="as-char" svg:width="152.40mm" svg:height="28.84mm" style:rel-width="scale" style:rel-height="scale"><draw:object-ole xlink:href="OleObj10"/><draw:image xlink:href="ObjectReplacements/OleObj10"/></draw:frame><text:span text:style-name="T82"/></text:p>
      <text:p text:style-name="P10"><text:span text:style-name="T82"/></text:p>
      <text:p text:style-name="P10"><text:span text:style-name="T83">Bandit Level 9 → Level 10</text:span></text:p>
      <text:p text:style-name="P10"><text:span text:style-name="T84"/></text:p>
      <text:p text:style-name="P10"><text:span text:style-name="T85">Connect via SSH:</text:span></text:p>
      <text:p text:style-name="P10"><text:span text:style-name="T85">ssh bandit9@bandit.labs.overthewire.org -p 2220</text:span></text:p>
      <text:p text:style-name="P10"><text:span text:style-name="T85">Use the password obtained from Level 8 → 9.)</text:span></text:p>
      <text:p text:style-name="P10"><text:span text:style-name="T85">strings data.txt | grep "===="</text:span></text:p>
      <text:p text:style-name="P10"><draw:frame text:anchor-type="as-char" svg:width="152.40mm" svg:height="37.31mm" style:rel-width="scale" style:rel-height="scale"><draw:object-ole xlink:href="OleObj11"/><draw:image xlink:href="ObjectReplacements/OleObj11"/></draw:frame><text:span text:style-name="T85"/></text:p>
      <text:p text:style-name="P10"><text:span text:style-name="T86"/></text:p>
      <text:p text:style-name="P10"><text:span text:style-name="T86">Bandit Level 10 → Level 11</text:span><text:span text:style-name="T87"/></text:p>
      <text:p text:style-name="P10"><text:span text:style-name="T87">Connect via SSH:</text:span></text:p>
      <text:p text:style-name="P10"><text:span text:style-name="T87">ssh bandit10@bandit.labs.overthewire.org -p 2220</text:span></text:p>
      <text:p text:style-name="P10"><text:span text:style-name="T87">ecode the base64-encoded file data.txt:</text:span></text:p>
      <text:p text:style-name="P10"><text:span text:style-name="T87">base64 -d data.txt</text:span></text:p>
      <text:p text:style-name="P10"><draw:frame text:anchor-type="as-char" svg:width="152.40mm" svg:height="39.16mm" style:rel-width="scale" style:rel-height="scale"><draw:object-ole xlink:href="OleObj12"/><draw:image xlink:href="ObjectReplacements/OleObj12"/></draw:frame><text:span text:style-name="T87"/></text:p>
      <text:p text:style-name="P10"><text:span text:style-name="T87"/></text:p>
      <text:p text:style-name="P10"><text:span text:style-name="T88">Bandit Level 11<text:s/></text:span><text:span text:style-name="T89">→</text:span><text:span text:style-name="T90"><text:s/>Level 12</text:span><text:span text:style-name="T91"/></text:p>
      <text:p text:style-name="P10"><text:span text:style-name="T91">Connect via SSH:</text:span></text:p>
      <text:p text:style-name="P10"><text:span text:style-name="T91">ssh bandit11@bandit.labs.overthewire.org -p 2220</text:span></text:p>
      <text:p text:style-name="P10"><text:span text:style-name="T91">Decode the ROT13-encoded file data.txt:</text:span></text:p>
      <text:p text:style-name="P10"><text:span text:style-name="T91">cat data.txt | tr 'A-Za-z' 'N-ZA-Mn-za-m</text:span><text:span text:style-name="T92">'</text:span></text:p>
      <text:p text:style-name="P10"><draw:frame text:anchor-type="as-char" svg:width="152.40mm" svg:height="38.63mm" style:rel-width="scale" style:rel-height="scale"><draw:object-ole xlink:href="OleObj13"/><draw:image xlink:href="ObjectReplacements/OleObj13"/></draw:frame><text:span text:style-name="T92"/></text:p>
      <text:p text:style-name="P10"><text:span text:style-name="T92"/></text:p>
      <text:p text:style-name="P10"><text:span text:style-name="T93">Bandit Level 1</text:span><text:span text:style-name="T94">2</text:span><text:span text:style-name="T95"><text:s/></text:span><text:span text:style-name="T96">→</text:span><text:span text:style-name="T97"><text:s/>Level 1</text:span><text:span text:style-name="T98">3</text:span></text:p>
      <text:p text:style-name="P11"><text:span text:style-name="T99">Connect via SSH:</text:span></text:p>
      <text:p text:style-name="P12"><text:span text:style-name="T100">ssh</text:span><text:span text:style-name="T101"><text:s/></text:span><text:span text:style-name="T102">bandit12@bandit</text:span><text:span text:style-name="T103">.</text:span><text:span text:style-name="T104">labs</text:span><text:span text:style-name="T105">.</text:span><text:span text:style-name="T106">overthewire</text:span><text:span text:style-name="T107">.</text:span><text:span text:style-name="T108">org</text:span><text:span text:style-name="T109"><text:s/>-</text:span><text:span text:style-name="T110">p</text:span><text:span text:style-name="T111"><text:s/></text:span><text:span text:style-name="T112">2220</text:span></text:p>
      <text:p text:style-name="P12"><text:span text:style-name="T112">1</text:span><text:span text:style-name="T113">.<text:s/></text:span><text:span text:style-name="T114">Create</text:span><text:span text:style-name="T115"><text:s/></text:span><text:span text:style-name="T116">temporary</text:span><text:span text:style-name="T117"><text:s/></text:span><text:span text:style-name="T118">directory</text:span><text:span text:style-name="T119">:</text:span><text:span text:style-name="T120"/></text:p>
      <text:p text:style-name="P12"><text:span text:style-name="T120">mkdir</text:span><text:span text:style-name="T121"><text:s/>/</text:span><text:span text:style-name="T122">tmp</text:span><text:span text:style-name="T123">/</text:span><text:span text:style-name="T124">kar</text:span></text:p>
      <text:p text:style-name="P12"><text:span text:style-name="T124">2</text:span><text:span text:style-name="T125">.<text:s/></text:span><text:span text:style-name="T126">Copy</text:span><text:span text:style-name="T127"><text:s/></text:span><text:span text:style-name="T128">and</text:span><text:span text:style-name="T129"><text:s/></text:span><text:span text:style-name="T130">navigate</text:span><text:span text:style-name="T131">:</text:span><text:span text:style-name="T132"/></text:p>
      <text:p text:style-name="P12"><text:span text:style-name="T132">cp</text:span><text:span text:style-name="T133"><text:s/></text:span><text:span text:style-name="T134">data</text:span><text:span text:style-name="T135">.</text:span><text:span text:style-name="T136">txt</text:span><text:span text:style-name="T137"><text:s/>/</text:span><text:span text:style-name="T138">tmp</text:span><text:span text:style-name="T139">/</text:span><text:span text:style-name="T140">kar</text:span></text:p>
      <text:p text:style-name="P12"><text:span text:style-name="T140">cd</text:span><text:span text:style-name="T141"><text:s/>/</text:span><text:span text:style-name="T142">tmp</text:span><text:span text:style-name="T143">/</text:span><text:span text:style-name="T144">kar</text:span></text:p>
      <text:p text:style-name="P12"><text:span text:style-name="T144">3</text:span><text:span text:style-name="T145">.<text:s/></text:span><text:span text:style-name="T146">Convert</text:span><text:span text:style-name="T147"><text:s/></text:span><text:span text:style-name="T148">hex</text:span><text:span text:style-name="T149"><text:s/></text:span><text:span text:style-name="T150">dump</text:span><text:span text:style-name="T151">:</text:span><text:span text:style-name="T152"/></text:p>
      <text:p text:style-name="P12"><text:span text:style-name="T152">xxd</text:span><text:span text:style-name="T153"><text:s/>-</text:span><text:span text:style-name="T154">r</text:span><text:span text:style-name="T155"><text:s/></text:span><text:span text:style-name="T156">data</text:span><text:span text:style-name="T157">.</text:span><text:span text:style-name="T158">txt</text:span><text:span text:style-name="T159"><text:s/>&gt;<text:s/></text:span><text:span text:style-name="T160">data</text:span></text:p>
      <text:p text:style-name="P12"><draw:frame text:anchor-type="as-char" svg:width="152.40mm" svg:height="157.69mm" style:rel-width="scale" style:rel-height="scale"><draw:object-ole xlink:href="OleObj14"/><draw:image xlink:href="ObjectReplacements/OleObj14"/></draw:frame><text:span text:style-name="T160"/></text:p>
      <text:p text:style-name="P12"><draw:frame text:anchor-type="as-char" svg:width="152.40mm" svg:height="158.75mm" style:rel-width="scale" style:rel-height="scale"><draw:object-ole xlink:href="OleObj15"/><draw:image xlink:href="ObjectReplacements/OleObj15"/></draw:frame><text:span text:style-name="T162"/></text:p>
      <text:p text:style-name="P12"><text:span text:style-name="T162"/></text:p>
      <text:p text:style-name="P12"><text:span text:style-name="T162"/></text:p>
      <text:p text:style-name="P12"><text:span text:style-name="T162"/></text:p>
      <text:p text:style-name="P12"><text:span text:style-name="T163"/></text:p>
      <text:p text:style-name="P13"><text:span text:style-name="T164">Bandit Level 1</text:span><text:span text:style-name="T165">3</text:span><text:span text:style-name="T166"><text:s/></text:span><text:span text:style-name="T167">→</text:span><text:span text:style-name="T168"><text:s/>Level 1</text:span><text:span text:style-name="T169">4</text:span></text:p>
      <text:p text:style-name="P13"><text:span text:style-name="T170">Connect via SSH:</text:span></text:p>
      <text:p text:style-name="P13"><text:span text:style-name="T170">ssh</text:span><text:span text:style-name="T171"><text:s/></text:span><text:span text:style-name="T172">bandit13@bandit</text:span><text:span text:style-name="T173">.</text:span><text:span text:style-name="T174">labs</text:span><text:span text:style-name="T175">.</text:span><text:span text:style-name="T176">overthewire</text:span><text:span text:style-name="T177">.</text:span><text:span text:style-name="T178">org</text:span><text:span text:style-name="T179"><text:s/>-</text:span><text:span text:style-name="T180">p</text:span><text:span text:style-name="T181"><text:s/></text:span><text:span text:style-name="T182">2220</text:span></text:p>
      <text:p text:style-name="P13"><text:span text:style-name="T182">find / -name "bandit14.key" 2&gt;/dev/null</text:span></text:p>
      <text:p text:style-name="P13"><text:span text:style-name="T182">ssh -i bandit14.key bandit14@localhost -p 2220</text:span></text:p>
      <text:p text:style-name="P13"><text:span text:style-name="T182">cat /etc/bandit_pass/bandit14</text:span></text:p>
      <text:p text:style-name="P13"><draw:frame text:anchor-type="as-char" svg:width="152.40mm" svg:height="30.96mm" style:rel-width="scale" style:rel-height="scale"><draw:object-ole xlink:href="OleObj16"/><draw:image xlink:href="ObjectReplacements/OleObj16"/></draw:frame><text:span text:style-name="T182"/></text:p>
      <text:p text:style-name="P13"><draw:frame text:anchor-type="as-char" svg:width="152.40mm" svg:height="28.84mm" style:rel-width="scale" style:rel-height="scale"><draw:object-ole xlink:href="OleObj17"/><draw:image xlink:href="ObjectReplacements/OleObj17"/></draw:frame><text:span text:style-name="T182"/></text:p>
      <text:p text:style-name="P13"><text:span text:style-name="T182"/></text:p>
      <text:p text:style-name="P13"><text:span text:style-name="T183">Bandit Level 1</text:span><text:span text:style-name="T184">4</text:span><text:span text:style-name="T185"><text:s/></text:span><text:span text:style-name="T186">→</text:span><text:span text:style-name="T187"><text:s/>Level 1</text:span><text:span text:style-name="T188">5</text:span><text:span text:style-name="T189"/></text:p>
      <text:p text:style-name="P13"><text:span text:style-name="T189">cat /etc/bandit_pass/bandit14</text:span></text:p>
      <text:p text:style-name="P13"><text:span text:style-name="T189">nc localhost 30000</text:span></text:p>
      <text:p text:style-name="P13"><text:span text:style-name="T189">The password is found!</text:span><text:span text:style-name="T190"/></text:p>
      <text:p text:style-name="P13"><draw:frame text:anchor-type="as-char" svg:width="152.40mm" svg:height="40.22mm" style:rel-width="scale" style:rel-height="scale"><draw:object-ole xlink:href="OleObj18"/><draw:image xlink:href="ObjectReplacements/OleObj18"/></draw:frame><text:span text:style-name="T190"/></text:p>
      <text:p text:style-name="P13"><text:span text:style-name="T190"/></text:p>
      <text:p text:style-name="P13"><text:span text:style-name="T191">Bandit Level 1</text:span><text:span text:style-name="T192">5</text:span><text:span text:style-name="T193"><text:s/></text:span><text:span text:style-name="T194">→</text:span><text:span text:style-name="T195"><text:s/>Level 1</text:span><text:span text:style-name="T196">6</text:span><text:span text:style-name="T197"/></text:p>
      <text:p text:style-name="P13"><text:span text:style-name="T198"/></text:p>
      <text:p text:style-name="P13"><text:span text:style-name="T199">Connect via SSH:</text:span></text:p>
      <text:p text:style-name="P14"><text:span text:style-name="T199">ssh</text:span><text:span text:style-name="T200"><text:s/></text:span><text:span text:style-name="T201">bandit15@bandit</text:span><text:span text:style-name="T202">.</text:span><text:span text:style-name="T203">labs</text:span><text:span text:style-name="T204">.</text:span><text:span text:style-name="T205">overthewire</text:span><text:span text:style-name="T206">.</text:span><text:span text:style-name="T207">org</text:span><text:span text:style-name="T208"><text:s/>-</text:span><text:span text:style-name="T209">p</text:span><text:span text:style-name="T210"><text:s/></text:span><text:span text:style-name="T211">2220</text:span></text:p>
      <text:p text:style-name="P14"><text:span text:style-name="T211">openssl s_client -connect localhost:30001</text:span></text:p>
      <text:p text:style-name="P14"><text:span text:style-name="T211">enter password</text:span></text:p>
      <text:p text:style-name="P14"><draw:frame text:anchor-type="as-char" svg:width="152.40mm" svg:height="37.84mm" style:rel-width="scale" style:rel-height="scale"><draw:object-ole xlink:href="OleObj19"/><draw:image xlink:href="ObjectReplacements/OleObj19"/></draw:frame><text:span text:style-name="T211"/></text:p>
      <text:p text:style-name="P14"><draw:frame text:anchor-type="as-char" svg:width="152.40mm" svg:height="64.29mm" style:rel-width="scale" style:rel-height="scale"><draw:object-ole xlink:href="OleObj20"/><draw:image xlink:href="ObjectReplacements/OleObj20"/></draw:frame><text:span text:style-name="T211"/></text:p>
      <text:p text:style-name="P14"><text:span text:style-name="T211"/></text:p>
      <text:p text:style-name="P15"><text:span text:style-name="T212">Bandit Level 1</text:span><text:span text:style-name="T213">6</text:span><text:span text:style-name="T214"><text:s/></text:span><text:span text:style-name="T215">→</text:span><text:span text:style-name="T216"><text:s/>Level 1</text:span><text:span text:style-name="T217">7</text:span><text:span text:style-name="T218"/></text:p>
      <text:p text:style-name="P15"><text:span text:style-name="T218">nmap -p 31000-32000 localhost</text:span></text:p>
      <text:p text:style-name="P15"><text:span text:style-name="T218">Connect to correct SSL port:</text:span></text:p>
      <text:p text:style-name="P15"><text:span text:style-name="T218"><text:tab/>openssl s_client -connect localhost:31790</text:span></text:p>
      <text:p text:style-name="P15"><draw:frame text:anchor-type="as-char" svg:width="152.40mm" svg:height="153.72mm" style:rel-width="scale" style:rel-height="scale"><draw:object-ole xlink:href="OleObj21"/><draw:image xlink:href="ObjectReplacements/OleObj21"/></draw:frame><text:span text:style-name="T218"/></text:p>
      <text:p text:style-name="P15"><text:span text:style-name="T218"/></text:p>
      <text:p text:style-name="P16"><text:span text:style-name="T219"/></text:p>
      <text:p text:style-name="P16"><text:span text:style-name="T219"/></text:p>
      <text:p text:style-name="P16"><text:span text:style-name="T220"/></text:p>
      <text:p text:style-name="P17"><text:span text:style-name="T220"/></text:p>
      <text:p text:style-name="P17"><text:span text:style-name="T22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